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rnización y reacondicionamiento de bancas:</text:h>
      <text:p text:style-name="P1"/>
      <text:p text:style-name="P2"><text:tab/>Se reemplazará las placas principales de banca por unidades similares pero con tecnología mas actualizada, esto permitirá no sólo realizar un intercambio directo ante eventual falla, sino que también incorporar nuevas funcionalidades para futuras ampliaciones.</text:p>
      <text:p text:style-name="P2"><text:tab/></text:p>
      <text:p text:style-name="P2"><text:tab/>Las nuevas placas “MiniPc” poseen un procesador de mayor capacidades a las actuales, puertos usb de propósito general, puertos ethernet, salida de video HDMI, lo cual nos permitirá mas adelante mejorar la topología de conexión de las bancas, ademas de la posibilidad a futuro de incorporar una pantalla tactil de 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D GABRIEL ALE</meta:initial-creator>
    <meta:creation-date>2014-02-17T12:33:58</meta:creation-date>
    <dc:date>2014-02-17T12:47:21</dc:date>
    <dc:creator>AMID GABRIEL ALE</dc:creator>
    <meta:editing-duration>P0D</meta:editing-duration>
    <meta:editing-cycles>1</meta:editing-cycles>
    <meta:document-statistic meta:table-count="0" meta:image-count="0" meta:object-count="0" meta:page-count="1" meta:paragraph-count="4" meta:word-count="92" meta:character-count="629" meta:non-whitespace-character-count="537"/>
    <meta:generator>LibreOffice/3.5$Linux_X86_64 LibreOffice_project/350m1$Build-2</meta:generator>
  </office:meta>
</office:document-meta>
</file>